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1.434cm"/>
    </style:style>
    <style:style style:name="co4" style:family="table-column">
      <style:table-column-properties fo:break-before="auto" style:column-width="1.217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0.963cm"/>
    </style:style>
    <style:style style:name="co7" style:family="table-column">
      <style:table-column-properties fo:break-before="auto" style:column-width="2.3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Mochila">
      <style:table-properties table:display="true" style:writing-mode="lr-tb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dee6e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" style:base-cell-address="Knapsack.E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napsack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Xi</text:p>
          </table:table-cell>
          <table:table-cell/>
          <table:table-cell table:style-name="ce5" office:value-type="string" calcext:value-type="string">
            <text:p>Capacity</text:p>
          </table:table-cell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55" calcext:value-type="float">
            <text:p>455</text:p>
          </table:table-cell>
          <table:table-cell table:style-name="ce7"/>
          <table:table-cell/>
          <table:table-cell table:style-name="ce6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91" calcext:value-type="float">
            <text:p>691</text:p>
          </table:table-cell>
          <table:table-cell table:style-name="ce7"/>
          <table:table-cell/>
          <table:table-cell table:style-name="ce5" office:value-type="string" calcext:value-type="string">
            <text:p>Total Weight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833" calcext:value-type="float">
            <text:p>833</text:p>
          </table:table-cell>
          <table:table-cell table:style-name="ce7"/>
          <table:table-cell/>
          <table:table-cell table:style-name="ce6" table:formula="of:=SUMPRODUCT([.C3:.C17];[.E3:.E1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25" calcext:value-type="float">
            <text:p>425</text:p>
          </table:table-cell>
          <table:table-cell table:style-name="ce7"/>
          <table:table-cell/>
          <table:table-cell table:style-name="ce5" office:value-type="string" calcext:value-type="string">
            <text:p>Total Value</text:p>
          </table:table-cell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064" calcext:value-type="float">
            <text:p>1064</text:p>
          </table:table-cell>
          <table:table-cell table:style-name="ce7"/>
          <table:table-cell/>
          <table:table-cell table:style-name="ce6" table:formula="of:=SUMPRODUCT([.E3:.E17];[.D3:.D1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758" calcext:value-type="float">
            <text:p>758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19" calcext:value-type="float">
            <text:p>419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914" calcext:value-type="float">
            <text:p>914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51" calcext:value-type="float">
            <text:p>65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966" calcext:value-type="float">
            <text:p>966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828" calcext:value-type="float">
            <text:p>828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827" calcext:value-type="float">
            <text:p>82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857" calcext:value-type="float">
            <text:p>85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837" calcext:value-type="float">
            <text:p>83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894" calcext:value-type="float">
            <text:p>894</text:p>
          </table:table-cell>
          <table:table-cell table:style-name="ce7"/>
          <table:table-cell table:number-columns-repeated="2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expression table:name="solver_acr" table:base-cell-address="$Knapsack.$A$1" table:expression="0"/>
          <table:named-expression table:name="solver_asr" table:base-cell-address="$Knapsack.$A$1" table:expression="0.5"/>
          <table:named-expression table:name="solver_bbd" table:base-cell-address="$Knapsack.$A$1" table:expression="1"/>
          <table:named-expression table:name="solver_ccoeff" table:base-cell-address="$Knapsack.$A$1" table:expression="0.729"/>
          <table:named-expression table:name="solver_cog" table:base-cell-address="$Knapsack.$A$1" table:expression="1.494"/>
          <table:named-expression table:name="solver_crpb" table:base-cell-address="$Knapsack.$A$1" table:expression="0.9"/>
          <table:named-expression table:name="solver_eng" table:base-cell-address="$Knapsack.$A$1" table:expression="3"/>
          <table:named-expression table:name="solver_enst" table:base-cell-address="$Knapsack.$A$1" table:expression="1"/>
          <table:named-expression table:name="solver_eps" table:base-cell-address="$Knapsack.$A$1" table:expression="0"/>
          <table:named-expression table:name="solver_gvr" table:base-cell-address="$Knapsack.$A$1" table:expression="1"/>
          <table:named-expression table:name="solver_int" table:base-cell-address="$Knapsack.$A$1" table:expression="0"/>
          <table:named-expression table:name="solver_lcy" table:base-cell-address="$Knapsack.$A$1" table:expression="2000"/>
          <table:named-expression table:name="solver_lo_eng" table:base-cell-address="$Knapsack.$A$1" table:expression="&quot;com.sun.star.comp.Calc.NLPSolver.DEPSSolverImpl&quot;"/>
          <table:named-expression table:name="solver_mtpb" table:base-cell-address="$Knapsack.$A$1" table:expression="0"/>
          <table:named-expression table:name="solver_neg" table:base-cell-address="$Knapsack.$A$1" table:expression="2"/>
          <table:named-expression table:name="solver_num" table:base-cell-address="$Knapsack.$A$1" table:expression="0"/>
          <table:named-range table:name="solver_opt" table:base-cell-address="$Knapsack.$A$1" table:cell-range-address=".$B$2"/>
          <table:named-expression table:name="solver_prng" table:base-cell-address="$Knapsack.$A$1" table:expression="0"/>
          <table:named-expression table:name="solver_rsp" table:base-cell-address="$Knapsack.$A$1" table:expression="0"/>
          <table:named-expression table:name="solver_slim" table:base-cell-address="$Knapsack.$A$1" table:expression="70"/>
          <table:named-expression table:name="solver_smax" table:base-cell-address="$Knapsack.$A$1" table:expression="0.5"/>
          <table:named-expression table:name="solver_smin" table:base-cell-address="$Knapsack.$A$1" table:expression="0.5"/>
          <table:named-expression table:name="solver_soc" table:base-cell-address="$Knapsack.$A$1" table:expression="1.494"/>
          <table:named-expression table:name="solver_ssz" table:base-cell-address="$Knapsack.$A$1" table:expression="70"/>
          <table:named-expression table:name="solver_stol" table:base-cell-address="$Knapsack.$A$1" table:expression="0.000001"/>
          <table:named-expression table:name="solver_tim" table:base-cell-address="$Knapsack.$A$1" table:expression="100"/>
          <table:named-expression table:name="solver_typ" table:base-cell-address="$Knapsack.$A$1" table:expression="1"/>
          <table:named-expression table:name="solver_vrt" table:base-cell-address="$Knapsack.$A$1" table:expression="3"/>
        </table:named-expressions>
        <calcext:conditional-formats>
          <calcext:conditional-format calcext:target-range-address="Knapsack.E3:Knapsack.E17">
            <calcext:condition calcext:apply-style-name="ConditionalStyle_1" calcext:value="=1" calcext:base-cell-address="Knapsack.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rlito" fo:font-family="Carlito" style:font-style-name="Regular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8" style:display-name="Status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9" style:display-name="Tex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20" style:display-name="Warn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3cm" fo:margin-bottom="3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0:28:44.024473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mpacotamento_20_2" style:display-name="PageStyle_Empacotamento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esignação_20_2" style:display-name="PageStyle_Designação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ransporte_20_2" style:display-name="PageStyle_Transporte 2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ágina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Empacotamento_20_1_5f_2" style:display-name="PageStyle_Empacotamento 1_2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nsporte_20_1" style:display-name="PageStyle_Transporte 1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ágina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Designação_20_1" style:display-name="PageStyle_Designação 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mpacotamento_20_1" style:display-name="PageStyle_Empacotamento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chila" style:display-name="PageStyle_Mochila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ágina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4T18:14:15</meta:creation-date>
    <meta:initial-creator>Rafael Lima</meta:initial-creator>
    <dc:language>pt-BR</dc:language>
    <dc:date>2024-09-01T10:30:50.999009426</dc:date>
    <meta:editing-cycles>44</meta:editing-cycles>
    <meta:editing-duration>PT8H12M45S</meta:editing-duration>
    <meta:generator>LibreOffice/24.2.5.2$Linux_X86_64 LibreOffice_project/420$Build-2</meta:generator>
    <meta:document-statistic meta:table-count="1" meta:cell-count="55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CreateKnapsackModel
	' Get solver settings object
	oSheet = ThisComponent.Sheets.getByName("Knapsack")
	oModel = oSheet.SolverSettings
	' Set objective cell and objective type
	oModel.ObjectiveCell = "G7"
	oModel.ObjectiveType = com.sun.star.sheet.SolverObjectiveType.MAXIMIZE
	' Set variable cells
	Dim arrVarCells(0) As String
	arrVarCells(0) = "E3:E17"
	oModel.VariableCells = arrVarCells
	' Set constraints
	Dim vConstraints(1) As New com.sun.star.sheet.ModelConstraint
	vConstraints(0).Left = "E3:E17"
	vConstraints(0).Operator = com.sun.star.sheet.SolverConstraintOperator.BINARY
	vConstraints(1).Left = "G5"
	vConstraints(1).Operator = com.sun.star.sheet.SolverConstraintOperator.LESS_EQUAL
	vConstraints(1).Right = "G3"
	oModel.Constraints = vConstraints
	' Save model to file
	oModel.saveToFile()
End Sub

Sub RunKnapsackModel
	oSheet = ThisComponent.Sheets.getByName("Knapsack")
	oModel = oSheet.SolverSettings
	' Do not suppress all dialogs (set it to True to suppress dialogs)
	oModel.SuppressDialog = False
	oModel.solve(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